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008in"/>
    </style:style>
    <style:style style:name="co2" style:family="table-column">
      <style:table-column-properties fo:break-before="auto" style:column-width="1.3909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>
            <text:p>key : mean</text:p>
          </table:table-cell>
          <table:table-cell table:style-name="ce3" office:value-type="string">
            <text:p>+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 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domain-controller-a.variable-costs-financial</text:p>
          </table:table-cell>
          <table:table-cell office:value-type="float" office:value="-167">
            <text:p>-167.00</text:p>
          </table:table-cell>
          <table:table-cell office:value-type="float" office:value="-301">
            <text:p>-301.00</text:p>
          </table:table-cell>
          <table:table-cell office:value-type="float" office:value="-193">
            <text:p>-193.00</text:p>
          </table:table-cell>
          <table:table-cell office:value-type="float" office:value="-227">
            <text:p>-227.00</text:p>
          </table:table-cell>
          <table:table-cell office:value-type="float" office:value="-269">
            <text:p>-269.00</text:p>
          </table:table-cell>
          <table:table-cell office:value-type="float" office:value="-326">
            <text:p>-326.00</text:p>
          </table:table-cell>
          <table:table-cell office:value-type="float" office:value="-167">
            <text:p>-167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a.fixed-costs-financial</text:p>
          </table:table-cell>
          <table:table-cell table:number-columns-repeated="7" office:value-type="float" office:value="3230">
            <text:p>323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a.subtotal-financial</text:p>
          </table:table-cell>
          <table:table-cell table:number-columns-repeated="7" office:value-type="float" office:value="1420000">
            <text:p>142000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a.subtotal-greenhouse</text:p>
          </table:table-cell>
          <table:table-cell table:number-columns-repeated="7" office:value-type="float" office:value="0.137">
            <text:p>0.14</text:p>
          </table:table-cell>
          <table:table-cell table:number-columns-repeated="1016"/>
        </table:table-row>
        <table:table-row table:style-name="ro1">
          <table:table-cell office:value-type="string">
            <text:p>domain-controller-a.subtotal-nox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a.subtotal-depletion</text:p>
          </table:table-cell>
          <table:table-cell table:number-columns-repeated="7" office:value-type="float" office:value="0.137">
            <text:p>0.14</text:p>
          </table:table-cell>
          <table:table-cell table:number-columns-repeated="1016"/>
        </table:table-row>
        <table:table-row table:style-name="ro1">
          <table:table-cell office:value-type="string">
            <text:p>domain-controller-a.subtotal-landuse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b.variable-costs-financial</text:p>
          </table:table-cell>
          <table:table-cell table:number-columns-repeated="7" office:value-type="float" office:value="871000">
            <text:p>87100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b.fixed-costs-financial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b.subtotal-financial</text:p>
          </table:table-cell>
          <table:table-cell table:number-columns-repeated="7" office:value-type="float" office:value="10500000">
            <text:p>1050000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b.subtotal-greenhouse</text:p>
          </table:table-cell>
          <table:table-cell table:number-columns-repeated="7" office:value-type="float" office:value="994000">
            <text:p>99400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b.subtotal-nox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b.subtotal-depletion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b.subtotal-landuse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c.variable-costs-financial</text:p>
          </table:table-cell>
          <table:table-cell table:number-columns-repeated="5" office:value-type="float" office:value="-144">
            <text:p>-144.00</text:p>
          </table:table-cell>
          <table:table-cell/>
          <table:table-cell office:value-type="float" office:value="-144">
            <text:p>-144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c.fixed-costs-financial</text:p>
          </table:table-cell>
          <table:table-cell table:number-columns-repeated="5" office:value-type="float" office:value="0">
            <text:p>0.00</text:p>
          </table:table-cell>
          <table:table-cell/>
          <table:table-cell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c.subtotal-financial</text:p>
          </table:table-cell>
          <table:table-cell table:number-columns-repeated="5" office:value-type="float" office:value="-1650">
            <text:p>-1650.00</text:p>
          </table:table-cell>
          <table:table-cell/>
          <table:table-cell office:value-type="float" office:value="-1650">
            <text:p>-165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c.subtotal-greenhouse</text:p>
          </table:table-cell>
          <table:table-cell table:number-columns-repeated="5" office:value-type="float" office:value="0.137">
            <text:p>0.14</text:p>
          </table:table-cell>
          <table:table-cell/>
          <table:table-cell office:value-type="float" office:value="0.137">
            <text:p>0.14</text:p>
          </table:table-cell>
          <table:table-cell table:number-columns-repeated="1016"/>
        </table:table-row>
        <table:table-row table:style-name="ro1">
          <table:table-cell office:value-type="string">
            <text:p>domain-controller-c.subtotal-nox</text:p>
          </table:table-cell>
          <table:table-cell table:number-columns-repeated="5" office:value-type="float" office:value="0">
            <text:p>0.00</text:p>
          </table:table-cell>
          <table:table-cell/>
          <table:table-cell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c.subtotal-depletion</text:p>
          </table:table-cell>
          <table:table-cell table:number-columns-repeated="5" office:value-type="float" office:value="0.137">
            <text:p>0.14</text:p>
          </table:table-cell>
          <table:table-cell/>
          <table:table-cell office:value-type="float" office:value="0.137">
            <text:p>0.14</text:p>
          </table:table-cell>
          <table:table-cell table:number-columns-repeated="1016"/>
        </table:table-row>
        <table:table-row table:style-name="ro1">
          <table:table-cell office:value-type="string">
            <text:p>domain-controller-c.subtotal-landuse</text:p>
          </table:table-cell>
          <table:table-cell table:number-columns-repeated="5" office:value-type="float" office:value="0">
            <text:p>0.00</text:p>
          </table:table-cell>
          <table:table-cell/>
          <table:table-cell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d.variable-costs-financial</text:p>
          </table:table-cell>
          <table:table-cell office:value-type="float" office:value="8660000">
            <text:p>8660000.00</text:p>
          </table:table-cell>
          <table:table-cell office:value-type="float" office:value="8390000">
            <text:p>8390000.00</text:p>
          </table:table-cell>
          <table:table-cell office:value-type="float" office:value="8420000">
            <text:p>8420000.00</text:p>
          </table:table-cell>
          <table:table-cell office:value-type="float" office:value="8560000">
            <text:p>8560000.00</text:p>
          </table:table-cell>
          <table:table-cell office:value-type="float" office:value="6870000">
            <text:p>6870000.00</text:p>
          </table:table-cell>
          <table:table-cell office:value-type="float" office:value="4360000">
            <text:p>4360000.00</text:p>
          </table:table-cell>
          <table:table-cell office:value-type="float" office:value="8660000">
            <text:p>866000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d.fixed-costs-financial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d.subtotal-financial</text:p>
          </table:table-cell>
          <table:table-cell office:value-type="float" office:value="105000000">
            <text:p>105000000.00</text:p>
          </table:table-cell>
          <table:table-cell table:number-columns-repeated="2" office:value-type="float" office:value="102000000">
            <text:p>102000000.00</text:p>
          </table:table-cell>
          <table:table-cell office:value-type="float" office:value="104000000">
            <text:p>104000000.00</text:p>
          </table:table-cell>
          <table:table-cell office:value-type="float" office:value="83700000">
            <text:p>83700000.00</text:p>
          </table:table-cell>
          <table:table-cell office:value-type="float" office:value="53600000">
            <text:p>53600000.00</text:p>
          </table:table-cell>
          <table:table-cell office:value-type="float" office:value="105000000">
            <text:p>10500000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d.subtotal-greenhouse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d.subtotal-nox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d.subtotal-depletion</text:p>
          </table:table-cell>
          <table:table-cell office:value-type="float" office:value="73800000000000">
            <text:p>73800000000000.00</text:p>
          </table:table-cell>
          <table:table-cell office:value-type="float" office:value="71500000000000">
            <text:p>71500000000000.00</text:p>
          </table:table-cell>
          <table:table-cell office:value-type="float" office:value="71800000000000">
            <text:p>71800000000000.00</text:p>
          </table:table-cell>
          <table:table-cell office:value-type="float" office:value="73000000000000">
            <text:p>73000000000000.00</text:p>
          </table:table-cell>
          <table:table-cell office:value-type="float" office:value="58500000000000">
            <text:p>58500000000000.00</text:p>
          </table:table-cell>
          <table:table-cell office:value-type="float" office:value="37200000000000">
            <text:p>37200000000000.00</text:p>
          </table:table-cell>
          <table:table-cell office:value-type="float" office:value="73800000000000">
            <text:p>7380000000000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d.subtotal-landuse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e.variable-costs-financial</text:p>
          </table:table-cell>
          <table:table-cell table:number-columns-repeated="7" office:value-type="float" office:value="7200">
            <text:p>720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e.fixed-costs-financial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e.subtotal-financial</text:p>
          </table:table-cell>
          <table:table-cell table:number-columns-repeated="7" office:value-type="float" office:value="87600">
            <text:p>8760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e.subtotal-greenhouse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e.subtotal-nox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e.subtotal-depletion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e.subtotal-landuse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f.variable-costs-financial</text:p>
          </table:table-cell>
          <table:table-cell office:value-type="float" office:value="4.84">
            <text:p>4.84</text:p>
          </table:table-cell>
          <table:table-cell office:value-type="float" office:value="4.34">
            <text:p>4.34</text:p>
          </table:table-cell>
          <table:table-cell office:value-type="float" office:value="4.69">
            <text:p>4.69</text:p>
          </table:table-cell>
          <table:table-cell office:value-type="float" office:value="4.58">
            <text:p>4.58</text:p>
          </table:table-cell>
          <table:table-cell office:value-type="float" office:value="3.98">
            <text:p>3.98</text:p>
          </table:table-cell>
          <table:table-cell table:number-columns-repeated="2" office:value-type="float" office:value="4.84">
            <text:p>4.84</text:p>
          </table:table-cell>
          <table:table-cell table:number-columns-repeated="1016"/>
        </table:table-row>
        <table:table-row table:style-name="ro1">
          <table:table-cell office:value-type="string">
            <text:p>domain-controller-f.fixed-costs-financial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f.subtotal-financial</text:p>
          </table:table-cell>
          <table:table-cell office:value-type="float" office:value="7110">
            <text:p>7110.00</text:p>
          </table:table-cell>
          <table:table-cell table:number-columns-repeated="4" office:value-type="float" office:value="7100">
            <text:p>7100.00</text:p>
          </table:table-cell>
          <table:table-cell office:value-type="float" office:value="7110">
            <text:p>7110.00</text:p>
          </table:table-cell>
          <table:table-cell office:value-type="float" office:value="1010">
            <text:p>101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f.subtotal-greenhouse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f.subtotal-nox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f.subtotal-depletion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office:value-type="string">
            <text:p>domain-controller-f.subtotal-landuse</text:p>
          </table:table-cell>
          <table:table-cell table:number-columns-repeated="7" office:value-type="float" office:value="0">
            <text:p>0.00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11/26/2011</text:date>, <text:time>01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6T01:14:38</dc:date>
    <dc:creator>Robbie Morrison</dc:creator>
    <meta:document-statistic meta:table-count="1" meta:cell-count="337" meta:object-count="0"/>
    <meta:generator>OpenOffice.org/3.2$Unix OpenOffice.org_project/320m12$Build-9483</meta:generator>
  </office:meta>
</office:document-meta>
</file>